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" style:family="paragraph" style:parent-style-name="Standard">
      <style:text-properties fo:font-style="italic" style:text-underline-style="none" style:font-style-asian="italic" style:font-style-complex="italic"/>
    </style:style>
    <style:style style:name="P5" style:family="paragraph" style:parent-style-name="Standard">
      <style:text-properties fo:font-style="italic" style:text-underline-style="none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ld Text</text:p>
      <text:p text:style-name="Standard"/>
      <text:p text:style-name="P4">Italic Text</text:p>
      <text:p text:style-name="Standard"/>
      <text:p text:style-name="P2">Underlined</text:p>
      <text:p text:style-name="P2"/>
      <text:p text:style-name="P5">Bold Italic</text:p>
      <text:p text:style-name="P2"/>
      <text:p text:style-name="P5">Bold Italic Underlined</text:p>
      <text:p text:style-name="P2"/>
      <text:p text:style-name="P3">Italic Underlin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briela Gibson</meta:initial-creator>
    <meta:creation-date>2015-05-09T22:10:52</meta:creation-date>
    <dc:date>2015-05-22T14:23:29</dc:date>
    <dc:creator>Gabriela Gibson</dc:creator>
    <meta:editing-duration>PT3M37S</meta:editing-duration>
    <meta:editing-cycles>2</meta:editing-cycles>
    <meta:generator>OpenOffice/4.1.1$Linux OpenOffice.org_project/411m6$Build-9775</meta:generator>
    <meta:document-statistic meta:table-count="0" meta:image-count="0" meta:object-count="0" meta:page-count="1" meta:paragraph-count="6" meta:word-count="12" meta:character-count="80"/>
  </office:meta>
</office:document-meta>
</file>